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automatic-styles>
    <style:style style:name="Tableau1" style:family="table">
      <style:table-properties style:width="10.744cm" table:align="left"/>
    </style:style>
    <style:style style:name="Tableau1.A" style:family="table-column">
      <style:table-column-properties style:column-width="3.261cm"/>
    </style:style>
    <style:style style:name="Tableau1.B" style:family="table-column">
      <style:table-column-properties style:column-width="7.482cm"/>
    </style:style>
    <style:style style:name="Tableau1.A1" style:family="table-cell">
      <style:table-cell-properties style:vertical-align="middle" fo:padding="0.049cm" fo:border="none"/>
    </style:style>
    <style:style style:name="Tableau2" style:family="table">
      <style:table-properties style:width="9.197cm" table:align="left"/>
    </style:style>
    <style:style style:name="Tableau2.A" style:family="table-column">
      <style:table-column-properties style:column-width="3.007cm"/>
    </style:style>
    <style:style style:name="Tableau2.B" style:family="table-column">
      <style:table-column-properties style:column-width="6.189cm"/>
    </style:style>
    <style:style style:name="Tableau2.A1" style:family="table-cell">
      <style:table-cell-properties style:vertical-align="middle" fo:padding="0.049cm" fo:border="none"/>
    </style:style>
    <style:style style:name="P1" style:family="paragraph" style:parent-style-name="Standard" style:master-page-name="MP0">
      <style:paragraph-properties style:page-number="auto" fo:break-before="pag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Preformatted_20_Text">
      <style:paragraph-properties fo:margin-top="0cm" fo:margin-bottom="0.499cm" style:contextual-spacing="false"/>
    </style:style>
    <style:style style:name="P4" style:family="paragraph" style:parent-style-name="Standard">
      <style:text-properties officeooo:rsid="0016e40a" officeooo:paragraph-rsid="0016e40a"/>
    </style:style>
    <style:style style:name="P5" style:family="paragraph" style:parent-style-name="Standard">
      <style:text-properties officeooo:rsid="00178ab1" officeooo:paragraph-rsid="00178ab1"/>
    </style:style>
    <style:style style:name="P6" style:family="paragraph" style:parent-style-name="Standard">
      <style:text-properties officeooo:paragraph-rsid="0018ceaa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Standard">
      <style:text-properties officeooo:rsid="0018ceaa" officeooo:paragraph-rsid="0018ceaa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6e40a"/>
    </style:style>
    <style:style style:name="T3" style:family="text">
      <style:text-properties officeooo:rsid="00172eaf"/>
    </style:style>
    <style:style style:name="T4" style:family="text">
      <style:text-properties officeooo:rsid="0018ceaa"/>
    </style:style>
    <style:style style:name="T5" style:family="text">
      <style:text-properties officeooo:rsid="001a1f7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sources : <text:line-break/><text:line-break/>SVG : <text:line-break/><text:line-break/><text:a xlink:type="simple" xlink:href="https://svgsilh.com/fr/" office:target-frame-name="_top" xlink:show="replace" text:style-name="Internet_20_link" text:visited-style-name="Visited_20_Internet_20_Link">https://svgsilh.com/fr/</text:a></text:p>
      <text:p text:style-name="Standard"/>
      <text:p text:style-name="Standard"><text:a xlink:type="simple" xlink:href="https://jakearchibald.github.io/svgomg/" office:target-frame-name="_top" xlink:show="replace" text:style-name="Internet_20_link" text:visited-style-name="Visited_20_Internet_20_Link">https://jakearchibald.github.io/svgomg/</text:a></text:p>
      <text:p text:style-name="Standard"/>
      <text:p text:style-name="P2">ACCESSIBILITE</text:p>
      <text:p text:style-name="Standard"/>
      <text:p text:style-name="Standard"><text:a xlink:type="simple" xlink:href="https://web.dev/articles/prefers-reduced-motion?hl=fr#(bonus)-forcing-reduced-motion-on-all-websites" office:target-frame-name="_top" xlink:show="replace" text:style-name="Internet_20_link" text:visited-style-name="Visited_20_Internet_20_Link">https://web.dev/articles/prefers-reduced-motion?hl=fr#(bonus)-forcing-reduced-motion-on-all-websites</text:a></text:p>
      <text:p text:style-name="Standard"/>
      <text:p text:style-name="Standard">for</text:p>
      <text:p text:style-name="Preformatted_20_Text"><text:span text:style-name="Source_20_Text">@media (prefers-reduced-motion: reduce) {</text:span></text:p>
      <text:p text:style-name="Preformatted_20_Text"><text:span text:style-name="Source_20_Text"><text:s text:c="2"/>*,</text:span></text:p>
      <text:p text:style-name="Preformatted_20_Text"><text:span text:style-name="Source_20_Text"><text:s text:c="2"/>::before,</text:span></text:p>
      <text:p text:style-name="Preformatted_20_Text"><text:span text:style-name="Source_20_Text"><text:s text:c="2"/>::after {</text:span></text:p>
      <text:p text:style-name="Preformatted_20_Text"><text:span text:style-name="Source_20_Text"><text:s text:c="4"/>animation-delay: -1ms !important;</text:span></text:p>
      <text:p text:style-name="Preformatted_20_Text"><text:span text:style-name="Source_20_Text"><text:s text:c="4"/>animation-duration: 1ms !important;</text:span></text:p>
      <text:p text:style-name="Preformatted_20_Text"><text:span text:style-name="Source_20_Text"><text:s text:c="4"/>animation-iteration-count: 1 !important;</text:span></text:p>
      <text:p text:style-name="Preformatted_20_Text"><text:span text:style-name="Source_20_Text"><text:s text:c="4"/>background-attachment: initial !important;</text:span></text:p>
      <text:p text:style-name="Preformatted_20_Text"><text:span text:style-name="Source_20_Text"><text:s text:c="4"/>scroll-behavior: auto !important;</text:span></text:p>
      <text:p text:style-name="Preformatted_20_Text"><text:span text:style-name="Source_20_Text"><text:s text:c="4"/>transition-duration: 1ms !important;</text:span></text:p>
      <text:p text:style-name="Preformatted_20_Text"><text:span text:style-name="Source_20_Text"><text:s text:c="4"/>transition-delay: -1ms !important;</text:span></text:p>
      <text:p text:style-name="Preformatted_20_Text"><text:span text:style-name="Source_20_Text"><text:s text:c="2"/>}</text:span></text:p>
      <text:p text:style-name="P3"><text:span text:style-name="Source_20_Text">}</text:span></text:p>
      <text:p text:style-name="Standard">(annule les animations pour les gens qui ont mis leur ordinateur set-up en « pas d’animations ») (trouvé dans <text:a xlink:type="simple" xlink:href="https://www.youtube.com/watch?v=7Xyg8Ja7dyY&amp;ab_channel=KevinPowell" office:target-frame-name="_top" xlink:show="replace" text:style-name="Internet_20_link" text:visited-style-name="Visited_20_Internet_20_Link">https://www.youtube.com/watch?v=7Xyg8Ja7dyY&amp;ab_channel=KevinPowell</text:a> )</text:p>
      <text:p text:style-name="Standard"/>
      <text:p text:style-name="Standard"/>
      <text:p text:style-name="Standard"/>
      <text:p text:style-name="Standard"><text:span text:style-name="Police_20_par_20_défaut"><text:span text:style-name="T1">certaines images vectorielles nécessitent une attribution</text:span></text:span> (citation)<text:line-break/><text:line-break/>chamois : &lt;a href="https://fr.vecteezy.com/vecteur-libre/chamois"&gt;Chamois Vecteurs par Vecteezy&lt;/a&gt;</text:p>
      <text:p text:style-name="Standard"><text:a xlink:type="simple" xlink:href="https://fr.vecteezy.com/art-vectoriel/25771240-vache-chevre-silhouette-eid-adha-illustration?autodl_token=aa7bcb34288ccb20b56e9684a3a5d29438ca5f372ef05430a10fa6fdf196de24b66e44018c2e98d58839aa6af06352dccce91798855a0779699ba8e250238aac" office:target-frame-name="_top" xlink:show="replace" text:style-name="Internet_20_link" text:visited-style-name="Visited_20_Internet_20_Link">https://fr.vecteezy.com/art-vectoriel/25771240-vache-chevre-silhouette-eid-adha-illustration?autodl_token=aa7bcb34288ccb20b56e9684a3a5d29438ca5f372ef05430a10fa6fdf196de24b66e44018c2e98d58839aa6af06352dccce91798855a0779699ba8e250238aac</text:a><text:line-break/><text:line-break/>ou dans footer : &lt;p style="font-size: 12px; color: #999;"&gt;</text:p>
      <text:p text:style-name="Standard">Icônes par &lt;a href="https://fr.vecteezy.com/" target="_blank" style="color: inherit; text-decoration: underline;"&gt;Vecteezy&lt;/a&gt;.</text:p>
      <text:p text:style-name="Standard">&lt;/p&gt;<text:line-break/></text:p>
      <text:p text:style-name="Standard"/>
      <text:p text:style-name="Standard"/>
      <text:p text:style-name="Standard">Icône tasse de café par PNGTree — disponible sur https://pngtree.com/freepng/black-coffee-silhouette-stick-figure-cup-silhouette_5563747.html — utilisée conformément aux conditions d'attribution requises.<text:line-break/><text:line-break/>attributions : chalet flaticon </text:p>
      <text:p text:style-name="Standard"/>
      <text:p text:style-name="Standard"><text:a xlink:type="simple" xlink:href="https://lucide.dev/" office:target-frame-name="_top" xlink:show="replace" text:style-name="Internet_20_link" text:visited-style-name="Visited_20_Internet_20_Link"><text:span text:style-name="Lien_20_hypertexte">https://lucide.dev</text:span></text:a> (chevrons)</text:p>
      <text:p text:style-name="Standard"><text:soft-page-break/></text:p>
      <text:p text:style-name="Standard">Icône "Chalet" et « village de montagne » par Freepik, téléchargée sur <text:a xlink:type="simple" xlink:href="https://www.flaticon.com/" office:target-frame-name="_top" xlink:show="replace" text:style-name="Internet_20_link" text:visited-style-name="Visited_20_Internet_20_Link"><text:span text:style-name="Lien_20_hypertexte">Flaticon.com</text:span></text:a>, utilisée sous licence gratuite avec attribution.</text:p>
      <text:p text:style-name="Standard"/>
      <text:p text:style-name="Standard"><text:a xlink:type="simple" xlink:href="https://image.online-convert.com/convert/png-to-svg" office:target-frame-name="_top" xlink:show="replace" text:style-name="Internet_20_link" text:visited-style-name="Visited_20_Internet_20_Link"><text:span text:style-name="Lien_20_hypertexte">https://image.online-convert.com/convert/png-to-svg</text:span></text:a> <text:s text:c="2"/>transformer des PNG (noir et blanc simple) en images vectorielles</text:p>
      <text:p text:style-name="Standard"/>
      <text:p text:style-name="Standard"><text:line-break/><text:span text:style-name="Police_20_par_20_défaut"><text:span text:style-name="T1">form : label lisible 100% par les lecteurs d’écran</text:span></text:span></text:p>
      <text:p text:style-name="Standard"/>
      <text:p text:style-name="Standard">&lt;label&gt;</text:p>
      <text:p text:style-name="Standard"><text:s text:c="2"/>&lt;span class="visually-hidden"&gt;Nombre de personnes&lt;/span&gt;</text:p>
      <text:p text:style-name="Standard"><text:s text:c="2"/>&lt;input type="text" name="guests" placeholder="Nombre de personnes"&gt;</text:p>
      <text:p text:style-name="Standard">&lt;/label&gt;<text:line-break/><text:line-break/>.visually-hidden {</text:p>
      <text:p text:style-name="Standard"><text:s text:c="2"/>position: absolute;</text:p>
      <text:p text:style-name="Standard"><text:s text:c="2"/>width: 1px;</text:p>
      <text:p text:style-name="Standard"><text:s text:c="2"/>height: 1px;</text:p>
      <text:p text:style-name="Standard"><text:s text:c="2"/>padding: 0;</text:p>
      <text:p text:style-name="Standard"><text:s text:c="2"/>margin: -1px;</text:p>
      <text:p text:style-name="Standard"><text:s text:c="2"/>overflow: hidden;</text:p>
      <text:p text:style-name="Standard"><text:s text:c="2"/>clip: rect(0 0 0 0);</text:p>
      <text:p text:style-name="Standard"><text:s text:c="2"/>white-space: nowrap;</text:p>
      <text:p text:style-name="Standard"><text:s text:c="2"/>border: 0;</text:p>
      <text:p text:style-name="Standard">}<text:line-break/><text:line-break/><text:line-break/>Marie : gradients<text:line-break/>penser à faire calc<text:span text:style-name="T2">uls</text:span> sur hero height pour éviter le probleme de cassage de style quand l’utilisateur zoome à 90%</text:p>
      <text:p text:style-name="Standard"/>
      <text:p text:style-name="P4">marie : les selecteurs complexes ×<text:line-break/><text:line-break/>### 💡 Notes pour plus tard – sélecteurs CSS à ne pas confondre</text:p>
      <text:p text:style-name="P4"/>
      <text:p text:style-name="P4">#### .chevron:first-child VS .chevron :first-child</text:p>
      <text:p text:style-name="P4"/>
      <text:p text:style-name="P4">- `.chevron:first-child` cible le bloc `.chevron` **lui-même** si c’est le premier enfant de son parent.</text:p>
      <text:p text:style-name="P4">- `.chevron :first-child` cible le **premier enfant à l’intérieur** du `.chevron`.</text:p>
      <text:p text:style-name="P4"/>
      <text:p text:style-name="P4">⚠️ Ne pas confondre ! L’espace change tout. (même chose pour :first-of-type)</text:p>
      <text:p text:style-name="P4"/>
      <text:p text:style-name="P4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<text:span text:style-name="Source_20_Text">.class :truc</text:span></text:p>
          </table:table-cell>
          <table:table-cell table:style-name="Tableau1.A1" office:value-type="string">
            <text:p text:style-name="Table_20_Contents">Un <text:span text:style-name="Strong_20_Emphasis">élément dans</text:span> <text:span text:style-name="Source_20_Text">.class</text:span> qui est <text:span text:style-name="Source_20_Text">:truc</text:span></text:p>
          </table:table-cell>
        </table:table-row>
      </table:table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<text:span text:style-name="Source_20_Text">.class:truc</text:span></text:p>
          </table:table-cell>
          <table:table-cell table:style-name="Tableau2.A1" office:value-type="string">
            <text:p text:style-name="Table_20_Contents"><text:span text:style-name="Source_20_Text">.class</text:span> <text:span text:style-name="Strong_20_Emphasis">lui-même</text:span> s’il est <text:span text:style-name="Source_20_Text">:truc</text:span></text:p>
          </table:table-cell>
        </table:table-row>
      </table:table>
      <text:p text:style-name="P4"/>
      <text:p text:style-name="P4"/>
      <text:p text:style-name="P4">Autre note : <text:line-break/><text:line-break/>in svg dans une balise img ne changera pas de couleur, il faut le mettre direct dans le html. </text:p>
      <text:p text:style-name="P4"><text:soft-page-break/>💡 Si mon SVG a `stroke="currentColor"` et `fill="none"`,</text:p>
      <text:p text:style-name="P4">je contrôle sa couleur en CSS avec `color`, pas `fill`.<text:line-break/><text:line-break/><text:span text:style-name="T3">Virer width et height des .svg dans le HTML si on les veut en responsive et mettre un wigth/height en CSS en rem. </text:span></text:p>
      <text:p text:style-name="P4"/>
      <text:p text:style-name="P5">INKSCAPE<text:line-break/><text:line-break/>### 🎯 Méthode rapide pour modifier un SVG sans le salir</text:p>
      <text:p text:style-name="P5"/>
      <text:p text:style-name="P5">1. Redimensionner à la souris si besoin</text:p>
      <text:p text:style-name="P5">2. Ctrl+Shift+C pour vectoriser (si nécessaire)</text:p>
      <text:p text:style-name="P5">3. Menu Chemin → Objet en chemin</text:p>
      <text:p text:style-name="P6"><text:span text:style-name="T4">4. redimensionner la page </text:span><text:span text:style-name="T5">au contenu (pour pas de bords chelous)</text:span><text:span text:style-name="T4"> </text:span>Menu : <text:span text:style-name="Source_20_Text">Fichier &gt; Propriétés du document</text:span></text:p>
      <text:list text:style-name="L1">
        <text:list-item>
          <text:p text:style-name="P7">Clique sur : <text:span text:style-name="Source_20_Text">Redimensionner la page au contenu</text:span></text:p>
        </text:list-item>
      </text:list>
      <text:list text:style-name="L2">
        <text:list-item>
          <text:p text:style-name="P8">Puis sur <text:span text:style-name="Source_20_Text">Redimensionner la page au dessin ou à la sélection</text:span></text:p>
        </text:list-item>
      </text:list>
      <text:p text:style-name="P9"/>
      <text:p text:style-name="P5">4. Export → SVG propre sans transform="scale(...)"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e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égende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 fo:hyphenation-keep="auto" loext:hyphenation-keep-type="column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olice_20_par_20_défaut" style:display-name="Police par défau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en_20_hypertexte" style:display-name="Lien hypertexte" style:family="text" style:parent-style-name="Police_20_par_20_défau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tion_20_non_20_résolue" style:display-name="Mention non résolue" style:family="text" style:parent-style-name="Police_20_par_20_défaut">
      <style:text-properties fo:color="#605e5c" loext:opacity="100%" fo:background-color="#e1dfd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6.2$Windows_X86_64 LibreOffice_project/6d98ba145e9a8a39fc57bcc76981d1fb1316c60c</meta:generator>
    <meta:creation-date>2025-04-27T11:04:00Z</meta:creation-date>
    <dc:date>2025-05-04T23:38:54.379000000</dc:date>
    <meta:editing-cycles>13</meta:editing-cycles>
    <meta:editing-duration>PT13H15M56S</meta:editing-duration>
    <meta:document-statistic meta:table-count="2" meta:image-count="0" meta:object-count="0" meta:page-count="3" meta:paragraph-count="62" meta:word-count="431" meta:character-count="3622" meta:non-whitespace-character-count="3172"/>
    <meta:template xlink:type="simple" xlink:actuate="onRequest" xlink:title="" xlink:href="Normal.dotm"/>
  </office:meta>
</office:document-meta>
</file>